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2199" officeooo:paragraph-rsid="00162199" style:font-weight-asian="bold" style:font-weight-complex="bold"/>
    </style:style>
    <style:style style:name="P2" style:family="paragraph" style:parent-style-name="Standard" style:list-style-name="L1">
      <style:text-properties fo:font-style="italic" style:text-underline-style="none" fo:font-weight="normal" officeooo:rsid="00162199" officeooo:paragraph-rsid="00162199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italic" style:text-underline-style="none" fo:font-weight="normal" officeooo:rsid="00162199" officeooo:paragraph-rsid="00162199" style:font-style-asian="italic" style:font-weight-asian="normal" style:font-style-complex="italic" style:font-weight-complex="normal"/>
    </style:style>
    <style:style style:name="P4" style:family="paragraph" style:parent-style-name="Standard" style:list-style-name="L2">
      <style:text-properties fo:font-style="italic" style:text-underline-style="none" fo:font-weight="normal" officeooo:rsid="0020ab55" officeooo:paragraph-rsid="0020ab55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italic" style:text-underline-style="none" fo:font-weight="bold" officeooo:rsid="001ddf1e" officeooo:paragraph-rsid="001ddf1e" style:font-style-asian="italic" style:font-weight-asian="bold" style:font-style-complex="italic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6be0b" style:font-style-asian="normal" style:font-style-complex="normal"/>
    </style:style>
    <style:style style:name="T3" style:family="text">
      <style:text-properties fo:font-style="normal" officeooo:rsid="00188782" style:font-style-asian="normal" style:font-style-complex="normal"/>
    </style:style>
    <style:style style:name="T4" style:family="text">
      <style:text-properties fo:font-style="normal" officeooo:rsid="001a0143" style:font-style-asian="normal" style:font-style-complex="normal"/>
    </style:style>
    <style:style style:name="T5" style:family="text">
      <style:text-properties fo:font-style="normal" officeooo:rsid="001ddf1e" style:font-style-asian="normal" style:font-style-complex="normal"/>
    </style:style>
    <style:style style:name="T6" style:family="text">
      <style:text-properties fo:font-style="normal" officeooo:rsid="001f7c18" style:font-style-asian="normal" style:font-style-complex="normal"/>
    </style:style>
    <style:style style:name="T7" style:family="text">
      <style:text-properties officeooo:rsid="0016be0b"/>
    </style:style>
    <style:style style:name="T8" style:family="text">
      <style:text-properties officeooo:rsid="001ddf1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i 3C.1</text:p>
      <text:list xml:id="list83754690" text:style-name="L1">
        <text:list-item>
          <text:p text:style-name="P2">registro1<text:span text:style-name="T1"> – </text:span><text:span text:style-name="T2">Si.</text:span></text:p>
        </text:list-item>
        <text:list-item>
          <text:p text:style-name="P2">1registro –<text:span text:style-name="T1"> </text:span><text:span text:style-name="T2">No, el nom d’una variable mai pot començar per un nombre.</text:span></text:p>
        </text:list-item>
        <text:list-item>
          <text:p text:style-name="P2"><text:span text:style-name="T7">a</text:span>rchivo_3<text:span text:style-name="T1"> – </text:span><text:span text:style-name="T2">Si.</text:span></text:p>
        </text:list-item>
        <text:list-item>
          <text:p text:style-name="P2">while –<text:span text:style-name="T1"> </text:span><text:span text:style-name="T2">No, ja que pot causar conflicte si al nostre programa empram condicions.</text:span></text:p>
        </text:list-item>
        <text:list-item>
          <text:p text:style-name="P2">$impuesto<text:span text:style-name="T1"> – </text:span><text:span text:style-name="T2">Si.</text:span></text:p>
        </text:list-item>
        <text:list-item>
          <text:p text:style-name="P2">año –<text:span text:style-name="T1"> </text:span><text:span text:style-name="T2">Si.</text:span></text:p>
        </text:list-item>
        <text:list-item>
          <text:p text:style-name="P2">primer apellido –<text:span text:style-name="T1"> </text:span><text:span text:style-name="T2">No, el nom d’una variable no pot incluir espais en blanc.</text:span></text:p>
        </text:list-item>
        <text:list-item>
          <text:p text:style-name="P2">primer_apellido –<text:span text:style-name="T1"> </text:span><text:span text:style-name="T2">Si.</text:span></text:p>
        </text:list-item>
        <text:list-item>
          <text:p text:style-name="P2">primer-apellido –<text:span text:style-name="T1"> </text:span><text:span text:style-name="T2">No, ja que el guió causa conflicte perquè s’interpreta com una resta.</text:span></text:p>
        </text:list-item>
        <text:list-item>
          <text:p text:style-name="P2"><text:span text:style-name="T7">p</text:span>rimerApellido <text:span text:style-name="T1">– </text:span><text:span text:style-name="T2">Si.</text:span></text:p>
        </text:list-item>
        <text:list-item>
          <text:p text:style-name="P2">Tom’s <text:span text:style-name="T1">– </text:span><text:span text:style-name="T2">No, perquè l’apòstrof es confon per una cometa simple.</text:span></text:p>
        </text:list-item>
        <text:list-item>
          <text:p text:style-name="P2">C3PO <text:span text:style-name="T1">– </text:span><text:span text:style-name="T2">Si.</text:span></text:p>
        </text:list-item>
        <text:list-item>
          <text:p text:style-name="P2">123#<text:span text:style-name="T1"> - </text:span><text:span text:style-name="T2">No, pel mateix fet que l’exemple nombre «2».</text:span></text:p>
        </text:list-item>
        <text:list-item>
          <text:p text:style-name="P2">PesoMáximo<text:span text:style-name="T1"> – </text:span><text:span text:style-name="T2">Si, tot i que no és recomanable emprar accents, ja que el programa no es podria executar correctament a ordinadors que no interpretin el mateix alfabet.</text:span></text:p>
        </text:list-item>
        <text:list-item>
          <text:p text:style-name="P2">%descuento<text:span text:style-name="T1"> – </text:span><text:span text:style-name="T3">No, perquè el signe de «%» s’empra per calcular mòduls.</text:span></text:p>
        </text:list-item>
        <text:list-item>
          <text:p text:style-name="P2">Weight<text:span text:style-name="T1"> – </text:span><text:span text:style-name="T4">Si.</text:span></text:p>
        </text:list-item>
        <text:list-item>
          <text:p text:style-name="P2">$$precioMínimo<text:span text:style-name="T1"> – </text:span><text:span text:style-name="T4">Si.</text:span></text:p>
        </text:list-item>
        <text:list-item>
          <text:p text:style-name="P2">_$Único<text:span text:style-name="T1"> – </text:span><text:span text:style-name="T4">Si.</text:span></text:p>
        </text:list-item>
        <text:list-item>
          <text:p text:style-name="P2">tamaño_màximo<text:span text:style-name="T1"> – </text:span><text:span text:style-name="T4">Si, però tindríem el mateix problema de l’exemple «14».</text:span></text:p>
        </text:list-item>
        <text:list-item>
          <text:p text:style-name="P2">peso.maximo<text:span text:style-name="T1"> – </text:span><text:span text:style-name="T5">No es pot emprar «.».</text:span></text:p>
        </text:list-item>
        <text:list-item>
          <text:p text:style-name="P2">Precio___ <text:span text:style-name="T1">- </text:span><text:span text:style-name="T5">Si.</text:span></text:p>
        </text:list-item>
        <text:list-item>
          <text:p text:style-name="P2"><text:span text:style-name="T8">m</text:span>atrícula?<text:span text:style-name="T1"> - </text:span><text:span text:style-name="T5">No, el caràcter «?» no seria compatible.</text:span></text:p>
        </text:list-item>
        <text:list-item>
          <text:p text:style-name="P2"><text:span text:style-name="T8">c</text:span>uántoVale<text:span text:style-name="T1"> – </text:span><text:span text:style-name="T5">Si, però no es recomana l’us d’accents.</text:span></text:p>
        </text:list-item>
        <text:list-item>
          <text:p text:style-name="P2"><text:span text:style-name="T8">h</text:span>igh<text:span text:style-name="T1"> – </text:span><text:span text:style-name="T5">Si.</text:span></text:p>
        </text:list-item>
        <text:list-item>
          <text:p text:style-name="P2"><text:span text:style-name="T8">j</text:span>ava<text:span text:style-name="T1"> – </text:span><text:span text:style-name="T5">Si.</text:span></text:p>
        </text:list-item>
        <text:list-item>
          <text:p text:style-name="P2"><text:span text:style-name="T8">p</text:span>iragüista<text:span text:style-name="T1"> – </text:span><text:span text:style-name="T5">Si, però no es recomana l’us de dièresis.</text:span></text:p>
        </text:list-item>
        <text:list-item>
          <text:p text:style-name="P2">B_011<text:span text:style-name="T1"> – </text:span><text:span text:style-name="T5">Si.</text:span></text:p>
        </text:list-item>
        <text:list-item>
          <text:p text:style-name="P2">X012AB<text:span text:style-name="T1"> – </text:span><text:span text:style-name="T5">Si.</text:span></text:p>
        </text:list-item>
        <text:list-item>
          <text:p text:style-name="P2">70libro<text:span text:style-name="T1"> – </text:span><text:span text:style-name="T5">No es pot començar el nom d’una variable amb un nombre.</text:span></text:p>
        </text:list-item>
        <text:list-item>
          <text:p text:style-name="P2">nombre&amp;apellido<text:span text:style-name="T1"> – </text:span><text:span text:style-name="T5">No, el caràcter «&amp;» és incompatible.</text:span></text:p>
        </text:list-item>
        <text:list-item>
          <text:p text:style-name="P2">0X1A<text:span text:style-name="T1"> – </text:span><text:span text:style-name="T5">No es pot començar amb un nombre.</text:span></text:p>
        </text:list-item>
        <text:list-item>
          <text:p text:style-name="P2"><text:span text:style-name="T8">e</text:span>lse<text:span text:style-name="T1"> – </text:span><text:span text:style-name="T5">No, ja que «else» s’emplea per un identificador.</text:span></text:p>
        </text:list-item>
      </text:list>
      <text:p text:style-name="P3"><text:span text:style-name="T5"/></text:p>
      <text:p text:style-name="P5"><text:span text:style-name="T1">E</text:span><text:span text:style-name="T6">xercici 3C.2</text:span></text:p>
      <text:list xml:id="list354469755" text:style-name="L2">
        <text:list-item>
          <text:p text:style-name="P4"><text:span text:style-name="T6">(</text:span><text:span text:style-name="T1">3/2) + (4/3)</text:span></text:p>
        </text:list-item>
        <text:list-item>
          <text:p text:style-name="P4"><text:span text:style-name="T1">(1 / (x – 5)) – ((3*x*y) / 4)</text:span></text:p>
        </text:list-item>
        <text:list-item>
          <text:p text:style-name="P4"><text:span text:style-name="T1">(1 / 2) + 7</text:span></text:p>
        </text:list-item>
        <text:list-item>
          <text:p text:style-name="P4"><text:span text:style-name="T1">7 + 1 / 2</text:span></text:p>
        </text:list-item>
        <text:list-item>
          <text:p text:style-name="P4"><text:span text:style-name="T1">((a*a) / (b-c)) + ((d-e) / (f – ((g*h) / j))</text:span></text:p>
        </text:list-item>
        <text:list-item>
          <text:p text:style-name="P4"><text:span text:style-name="T1">m / n + p</text:span></text:p>
        </text:list-item>
        <text:list-item>
          <text:p text:style-name="P4"><text:span text:style-name="T1">m + (n / (p – q))</text:span></text:p>
        </text:list-item>
        <text:list-item>
          <text:p text:style-name="P4"><text:span text:style-name="T1">((a*a) / (b*b)) + ((c*c) / (d*d))</text:span></text:p>
        </text:list-item>
        <text:list-item>
          <text:p text:style-name="P4"><text:span text:style-name="T1">(m + n / p) / (q – r / s)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>
      <style:text-properties fo:font-style="normal" fo:font-weight="normal" style:font-style-asian="normal" style:font-weight-asian="normal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03T20:22:17.936000000</meta:creation-date>
    <dc:date>2024-10-04T17:23:14.032000000</dc:date>
    <meta:editing-duration>PT21M27S</meta:editing-duration>
    <meta:editing-cycles>7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43" meta:word-count="321" meta:character-count="1665" meta:non-whitespace-character-count="1394"/>
  </office:meta>
</office:document-meta>
</file>